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Lohit Devanagari1" svg:font-family="'Lohit Devanagari'"/>
    <style:font-face style:name="lucida sans unicode" svg:font-family="'lucida sans unicode', 'lucida sans', 'lucida grande', Malayalam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f79" officeooo:paragraph-rsid="00169f79"/>
    </style:style>
    <style:style style:name="P2" style:family="paragraph" style:parent-style-name="Standard">
      <style:text-properties officeooo:paragraph-rsid="00169f79"/>
    </style:style>
    <style:style style:name="P3" style:family="paragraph" style:parent-style-name="Standard">
      <style:text-properties officeooo:rsid="001ad407" officeooo:paragraph-rsid="001ad407"/>
    </style:style>
    <style:style style:name="P4" style:family="paragraph" style:parent-style-name="Standard">
      <style:text-properties officeooo:rsid="001b657c" officeooo:paragraph-rsid="001b657c"/>
    </style:style>
    <style:style style:name="P5" style:family="paragraph" style:parent-style-name="Heading_20_1">
      <style:text-properties fo:font-variant="normal" fo:text-transform="none" fo:color="#18171b" style:font-name="Georgia" fo:font-size="24pt" fo:letter-spacing="normal" fo:font-style="normal" fo:font-weight="normal" officeooo:rsid="001b657c" officeooo:paragraph-rsid="001b657c"/>
    </style:style>
    <style:style style:name="P6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lucida sans unicode" fo:letter-spacing="normal" fo:font-style="normal"/>
    </style:style>
    <style:style style:name="P7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lucida sans unicode" fo:letter-spacing="normal" fo:font-style="normal" officeooo:rsid="001d4d68" officeooo:paragraph-rsid="001d4d68"/>
    </style:style>
    <style:style style:name="T1" style:family="text">
      <style:text-properties officeooo:rsid="001ad4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ímbolos</text:h>
      <text:h text:style-name="P6" text:outline-level="1">''</text:h>
      <text:p text:style-name="Standard"/>
      <text:p text:style-name="Standard"/>
      <text:p text:style-name="Standard">git commit -m "cambios en gitignore"</text:p>
      <text:p text:style-name="Standard">git config --global user.email "jose.cortez@epn.edu.ec"</text:p>
      <text:p text:style-name="Standard">git config --global user.name "00JOSExyz00"</text:p>
      <text:p text:style-name="Standard">git commit -m "cambios en gitignore"</text:p>
      <text:p text:style-name="Standard">git push origin dev </text:p>
      <text:p text:style-name="Standard">git checkout -a DoctrineVideo2</text:p>
      <text:p text:style-name="Standard">git checkout -b DoctrineVideo2</text:p>
      <text:p text:style-name="Standard">git branch </text:p>
      <text:p text:style-name="Standard"/>
      <text:p text:style-name="P1">--crear base de datos y Entidades </text:p>
      <text:p text:style-name="Standard">php bin/console doctrine:database:create</text:p>
      <text:p text:style-name="Standard">php bin/console make:entity</text:p>
      <text:p text:style-name="P2">php bin/console make:entity Product</text:p>
      <text:p text:style-name="P1">--Migrar datos </text:p>
      <text:p text:style-name="Standard">php bin/console make:migration</text:p>
      <text:p text:style-name="Standard">php bin/console doctrine:migrations:migrate</text:p>
      <text:p text:style-name="Standard"/>
      <text:p text:style-name="P1">--crear crud</text:p>
      <text:p text:style-name="Standard">php bin/console make:crud Category</text:p>
      <text:p text:style-name="Standard">php bin/console make:crud product</text:p>
      <text:p text:style-name="Standard">php bin/console make:crud Product</text:p>
      <text:p text:style-name="Standard"/>
      <text:p text:style-name="Standard">composer require friendsofsymfony/user-bundle "~2.0"</text:p>
      <text:p text:style-name="Standard">composer update</text:p>
      <text:p text:style-name="Standard"><text:s/></text:p>
      <text:p text:style-name="Standard">php bin/console config:dump-reference security</text:p>
      <text:p text:style-name="Standard"/>
      <text:p text:style-name="Standard"/>
      <text:p text:style-name="Standard">--<text:span text:style-name="T1">crear usuario super admin</text:span></text:p>
      <text:p text:style-name="Standard"/>
      <text:p text:style-name="Standard">php bin/console fos:user:create adminuser --super-admin</text:p>
      <text:p text:style-name="Standard">php bin/console fos:user:create superadmin</text:p>
      <text:p text:style-name="Standard"/>
      <text:p text:style-name="Standard"/>
      <text:p text:style-name="P3">--modificar entidad</text:p>
      <text:p text:style-name="P3"/>
      <text:p text:style-name="P3">php bin/console make:entity User</text:p>
      <text:p text:style-name="P3"/>
      <text:p text:style-name="P3"/>
      <text:p text:style-name="P4">--agregar names a fosuser bundle</text:p>
      <text:h text:style-name="P5" text:outline-level="1"><text:soft-page-break/>Overriding Default FOSUserBundle Forms</text:h>
      <text:p text:style-name="P4"/>
      <text:p text:style-name="P4"><text:a xlink:type="simple" xlink:href="https://symfony.com/doc/current/bundles/FOSUserBundle/overriding_forms.html" text:style-name="Internet_20_link" text:visited-style-name="Visited_20_Internet_20_Link">https://symfony.com/doc/current/bundles/FOSUserBundle/overriding_forms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Times, serif"/>
    <style:font-face style:name="Lohit Devanagari1" svg:font-family="'Lohit Devanagari'"/>
    <style:font-face style:name="lucida sans unicode" svg:font-family="'lucida sans unicode', 'lucida sans', 'lucida grande', Malayalam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3:29:43.882245358</meta:creation-date>
    <dc:date>2019-11-21T07:02:56.076374547</dc:date>
    <meta:editing-duration>PT2M1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124" meta:character-count="1041" meta:non-whitespace-character-count="953"/>
  </office:meta>
</office:document-meta>
</file>